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eater: stars and colonies</text:p>
      <text:p text:style-name="Subtitle">Design document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67_296465270" text:style-name="Internet_20_link" text:visited-style-name="Internet_20_link">1 Introduction</text:a><text:tab/>2</text:p>
          <text:p text:style-name="P1"><text:a xlink:type="simple" xlink:href="#__RefHeading__69_296465270" text:style-name="Internet_20_link" text:visited-style-name="Internet_20_link">2 Stars</text:a><text:tab/>3</text:p>
          <text:p text:style-name="P1"><text:a xlink:type="simple" xlink:href="#__RefHeading__71_296465270" text:style-name="Internet_20_link" text:visited-style-name="Internet_20_link">3 Planets</text:a><text:tab/>4</text:p>
          <text:p text:style-name="P1"><text:a xlink:type="simple" xlink:href="#__RefHeading__73_296465270" text:style-name="Internet_20_link" text:visited-style-name="Internet_20_link">4 Colonies</text:a><text:tab/>5</text:p>
          <text:p text:style-name="P1"><text:a xlink:type="simple" xlink:href="#__RefHeading__75_296465270" text:style-name="Internet_20_link" text:visited-style-name="Internet_20_link">5 Technologies</text:a><text:tab/>6</text:p>
          <text:p text:style-name="P1"><text:a xlink:type="simple" xlink:href="#__RefHeading__77_296465270" text:style-name="Internet_20_link" text:visited-style-name="Internet_20_link">6 Organisations</text:a><text:tab/>7</text:p>
          <text:p text:style-name="P1"><text:a xlink:type="simple" xlink:href="#__RefHeading__79_296465270" text:style-name="Internet_20_link" text:visited-style-name="Internet_20_link">7 Ships</text:a><text:tab/>8</text:p>
        </text:index-body>
      </text:table-of-content>
      <text:p text:style-name="Text_20_body"/>
      <text:h text:style-name="P2" text:outline-level="1"><text:bookmark text:name="__RefHeading__67_296465270"/>Introduction<text:bookmark-end text:name="__RefHeading__67_296465270"/></text:h>
      <text:p text:style-name="P3"><text:span text:style-name="T1">This document lists and explains game concepts and mechanics used in the Stareater game. Each concept is detailed by answering following questions:</text:span></text:p>
      <text:list xml:id="list36619563" text:style-name="L1">
        <text:list-item>
          <text:p text:style-name="P4"><text:span text:style-name="T2">What?</text:span><text:span text:style-name="T1"> What a concept is in the context of this game.</text:span></text:p>
        </text:list-item>
        <text:list-item>
          <text:p text:style-name="P4"><text:span text:style-name="T2">Why?</text:span><text:span text:style-name="T1"> Why is a given concept in this game, what purpose does it serve.</text:span></text:p>
        </text:list-item>
        <text:list-item>
          <text:p text:style-name="P4"><text:span text:style-name="T2">How?</text:span><text:span text:style-name="T1"> How it works. Both on the high level and math behind it.</text:span></text:p>
        </text:list-item>
      </text:list>
      <text:h text:style-name="Heading_20_1" text:outline-level="1"><text:bookmark text:name="__RefHeading__69_296465270"/>Stars<text:bookmark-end text:name="__RefHeading__69_296465270"/></text:h>
      <text:p text:style-name="Text_20_body">Star are a type of interactive objects on galaxy map and are important for hosting colonies and system goverment.</text:p>
      <text:h text:style-name="Heading_20_2" text:outline-level="2">Size</text:h>
      <text:h text:style-name="Heading_20_2" text:outline-level="2">Radiation</text:h>
      <text:h text:style-name="Heading_20_2" text:outline-level="2">System goverment</text:h>
      <text:h text:style-name="Heading_20_1" text:outline-level="1"><text:bookmark text:name="__RefHeading__71_296465270"/>Planets<text:bookmark-end text:name="__RefHeading__71_296465270"/></text:h>
      <text:p text:style-name="Text_20_body">Size, gravity, irradiation, temperature, atmosperic density, atmosperic quality, mineral abundance, fertility.</text:p>
      <text:h text:style-name="Heading_20_1" text:outline-level="1"><text:bookmark text:name="__RefHeading__73_296465270"/>Colonies<text:bookmark-end text:name="__RefHeading__73_296465270"/></text:h>
      <text:p text:style-name="Text_20_body">Population, infrastructure</text:p>
      <text:h text:style-name="Heading_20_1" text:outline-level="1"><text:bookmark text:name="__RefHeading__75_296465270"/>Technologies<text:bookmark-end text:name="__RefHeading__75_296465270"/></text:h>
      <text:p text:style-name="Text_20_body">Technologies on it's own do</text:p>
      <text:h text:style-name="Heading_20_1" text:outline-level="1"><text:bookmark text:name="__RefHeading__77_296465270"/>Organisations<text:bookmark-end text:name="__RefHeading__77_296465270"/></text:h>
      <text:p text:style-name="Text_20_body">Provide level bonus to a list of <text:s/>technologies.</text:p>
      <text:h text:style-name="Heading_20_1" text:outline-level="1"><text:bookmark text:name="__RefHeading__79_296465270"/>Ships<text:bookmark-end text:name="__RefHeading__79_2964652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9M48S</meta:editing-duration>
    <meta:editing-cycles>10</meta:editing-cycles>
    <meta:generator>OpenOffice.org/3.2$Win32 OpenOffice.org_project/320m18$Build-9502</meta:generator>
    <dc:date>2012-10-01T17:05:47.37</dc:date>
    <meta:document-statistic meta:table-count="0" meta:image-count="0" meta:object-count="0" meta:page-count="8" meta:paragraph-count="29" meta:word-count="159" meta:character-count="911"/>
    <meta:user-defined meta:name="Info 1"/>
    <meta:user-defined meta:name="Info 2"/>
    <meta:user-defined meta:name="Info 3"/>
    <meta:user-defined meta:name="Info 4"/>
  </office:meta>
</office:document-meta>
</file>